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d4d4d" draw:fill="none" draw:fill-color="#ffffff" loext:fill-use-slide-background="false" draw:textarea-horizontal-align="justify" draw:textarea-vertical-align="middle" draw:auto-grow-height="false" fo:min-height="3.454cm" fo:min-width="4.362cm" fo:wrap-option="wrap" loext:decorative="false"/>
    </style:style>
    <style:style style:name="gr2" style:family="graphic" style:parent-style-name="objectwithoutfill">
      <style:graphic-properties svg:stroke-color="#4d4d4d" draw:fill="none" draw:fill-color="#ffffff" draw:textarea-vertical-align="middle" loext:decorative="false"/>
    </style:style>
    <style:style style:name="P1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5cm" svg:height="4cm" svg:x="5.75cm" svg:y="13.75cm">
          <text:p/>
          <draw:enhanced-geometry svg:viewBox="0 0 21600 21600" draw:text-areas="800 800 20800 20800" draw:mirror-horizontal="false" draw:mirror-vertical="false" draw:type="round-rectangular-callout" draw:modifiers="3558.17939440107 26615.3461634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1" draw:layer="layout" svg:x1="6.538cm" svg:y1="14.75cm" svg:x2="10.213cm" svg:y2="14.75cm">
          <text:p/>
        </draw:line>
        <draw:line draw:style-name="gr2" draw:text-style-name="P1" draw:layer="layout" svg:x1="6.538cm" svg:y1="15.75cm" svg:x2="10.213cm" svg:y2="15.75cm">
          <text:p/>
        </draw:line>
        <draw:line draw:style-name="gr2" draw:text-style-name="P1" draw:layer="layout" svg:x1="6.538cm" svg:y1="16.75cm" svg:x2="10.213cm" svg:y2="16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2:57:10.978212745</meta:creation-date>
    <dc:date>2024-11-22T13:15:53.302804108</dc:date>
    <meta:editing-duration>PT18M43S</meta:editing-duration>
    <meta:editing-cycles>2</meta:editing-cycles>
    <meta:generator>LibreOffice/24.2.4.2$Linux_X86_64 LibreOffice_project/420$Build-2</meta:generator>
    <meta:document-statistic meta:object-count="4"/>
  </office:meta>
</office:document-meta>
</file>